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8.788</text:p>
          </table:table-cell>
          <table:table-cell table:number-columns-repeated="2"/>
          <table:table-cell office:value-type="string" calcext:value-type="string">
            <text:p>459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68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AST0 (СовкомСекьюр_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.00.0000</text:date>, <text:time style:data-style-name="N2" text:time-value="21:02:39.8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24T21:06:11.864000000</dc:date>
    <meta:editing-duration>P5DT20H35M15S</meta:editing-duration>
    <meta:editing-cycles>2314</meta:editing-cycles>
    <meta:document-statistic meta:table-count="5" meta:cell-count="12794" meta:object-count="0"/>
  </office:meta>
</office:document-meta>
</file>